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.11pt"/>
    </style:style>
    <style:style style:name="co2" style:family="table-column">
      <style:table-column-properties fo:break-before="auto" style:column-width="142.41pt"/>
    </style:style>
    <style:style style:name="co3" style:family="table-column">
      <style:table-column-properties fo:break-before="auto" style:column-width="144.45pt"/>
    </style:style>
    <style:style style:name="co4" style:family="table-column">
      <style:table-column-properties fo:break-before="auto" style:column-width="172.94pt"/>
    </style:style>
    <style:style style:name="co5" style:family="table-column">
      <style:table-column-properties fo:break-before="auto" style:column-width="113.9pt"/>
    </style:style>
    <style:style style:name="co6" style:family="table-column">
      <style:table-column-properties fo:break-before="auto" style:column-width="206.96pt"/>
    </style:style>
    <style:style style:name="co7" style:family="table-column">
      <style:table-column-properties fo:break-before="auto" style:column-width="228.5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Требование</text:p>
          </table:table-cell>
          <table:table-cell table:style-name="ce1" office:value-type="string" calcext:value-type="string">
            <text:p>Модуль</text:p>
          </table:table-cell>
          <table:table-cell table:style-name="ce1" office:value-type="string" calcext:value-type="string">
            <text:p>Заглавие</text:p>
          </table:table-cell>
          <table:table-cell table:style-name="ce1" office:value-type="string" calcext:value-type="string">
            <text:p>Предусловие</text:p>
          </table:table-cell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Ожидаемый результат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D21</text:p>
          </table:table-cell>
          <table:table-cell table:style-name="ce4" office:value-type="string" calcext:value-type="string" table:number-columns-spanned="1" table:number-rows-spanned="2">
            <text:p>REQ1</text:p>
          </table:table-cell>
          <table:table-cell table:style-name="ce4" office:value-type="string" calcext:value-type="string" table:number-columns-spanned="1" table:number-rows-spanned="2">
            <text:p>Add Customer</text:p>
          </table:table-cell>
          <table:table-cell table:style-name="ce6" office:value-type="string" calcext:value-type="string">
            <text:p>Проверка:</text:p>
            <text:p>1. Открытия cтраницы регистрации "Add Customer"</text:p>
            <text:p>2. Отображение и наименование полей </text:p>
            <text:p>3. Работы бокового меню</text:p>
            <text:p>4. Работы лого на данной странице</text:p>
            <text:p/>
            <text:p/>
            <text:p/>
            <text:p/>
            <text:p/>
          </table:table-cell>
          <table:table-cell table:style-name="ce8" office:value-type="string" calcext:value-type="string">
            <text:p><text:a xlink:href="https://demo.guru99.com/telecom/index.html" xlink:type="simple">Открыта главная страница  сайта https://demo.guru99.com/telecom/index.html</text:a></text:p>
          </table:table-cell>
          <table:table-cell table:style-name="ce6" office:value-type="string" calcext:value-type="string">
            <text:p>1. Нажать на кнопку "Add Customer"</text:p>
            <text:p>2. Проверить наличие названий полей для ввода</text:p>
            <text:p>3. Проверить наличие подсказок внутри поля, повторяющих название поля</text:p>
            <text:p>4. Проверить наличие символа " * " возле обязательных для заполнения полей</text:p>
            <text:p>5. Проверить подсвечивание полей синии цветом для ввода при нажатии на них</text:p>
            <text:p>6. Нажать, в левой части экрана, на кнопку бокового меню</text:p>
            <text:p>7. Нажать на лого "Guru99 telecom"</text:p>
            <text:p> </text:p>
          </table:table-cell>
          <table:table-cell table:style-name="ce6" office:value-type="string" calcext:value-type="string">
            <text:p>1. Открывается форма регистрации нового пользователя</text:p>
            <text:p>2. Названия отображаются</text:p>
            <text:p>3. Подсказки отображаются</text:p>
            <text:p>4. Символ имеется возле каждого обязательного поля</text:p>
            <text:p>5. Поля подсвечиваются при нажатии на них</text:p>
            <text:p>6. Меню открывается, кнопки активны</text:p>
            <text:p>7. После нажатия на лого, возвращает на главную страницу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D22</text:p>
          </table:table-cell>
          <table:covered-table-cell table:number-columns-repeated="2" table:style-name="ce5"/>
          <table:table-cell table:style-name="ce7" office:value-type="string" calcext:value-type="string">
            <text:p>Регистрация нового пользователя</text:p>
          </table:table-cell>
          <table:table-cell table:style-name="ce7" office:value-type="string" calcext:value-type="string">
            <text:p>Открыта страница регистрации "Add Customer"</text:p>
          </table:table-cell>
          <table:table-cell table:style-name="ce9" office:value-type="string" calcext:value-type="string">
            <text:p>1. Проверить, что в поле "Background Check" выбирается только один вариант</text:p>
            <text:p>2. В поле "First Name" ввести имя состоящее из латинских букв любого регистра</text:p>
            <text:p>3. В поле "Last Name" ввести фамилию состоящюю из латинских букв любого регистра</text:p>
            <text:p>4. В поле "Email" ввести корректный имейл из латинских букв, @ и доменной зоны</text:p>
            <text:p>5. В поле "Address" ввести адрес состоящий из латинских букв</text:p>
            <text:p>6. В поле "Mobile number" ввести номер телефона состоящий из цифр</text:p>
            <text:p>7. Обнулить все заполненные поля и сообщения об ошибках, нажатием кнопки "Reset"</text:p>
            <text:p>8. Сохранить пользователя в базе, нажатием кнопки "Submit"</text:p>
            <text:p>9. Проверить наличие информации о Customer ID, сообщения Please Note Down Your Customer ID и кнопки Home</text:p>
            <text:p>10. Проверить, что присваивается Customer ID состоящий из 6 цифр</text:p>
          </table:table-cell>
          <table:table-cell table:style-name="ce9" office:value-type="string" calcext:value-type="string">
            <text:p>1. В поле "Background Check" выбирается только один вариант</text:p>
            <text:p>2. В поле "First Name" отображается введеное имя</text:p>
            <text:p>3. В поле "Last Name" отображается введеная фамилия</text:p>
            <text:p>4. В поле "Email" отображается введеный имейл</text:p>
            <text:p>5. В поле "Address" отображается введеный адрес</text:p>
            <text:p>6. В поле "Mobile number" отображается номер телефона</text:p>
            <text:p>7. Кнопка нажимается, все поля и ошибки обнуляются</text:p>
            <text:p>8. Кнопка нажимается, информация о пользователе сохраняется</text:p>
            <text:p>9. Появляется информация о Customer ID, сообщение Please Note Down Your Customer ID и кнопка Home</text:p>
            <text:p>10. Customer ID присваивается</text:p>
          </table:table-cell>
          <table:table-cell table:number-columns-repeated="1017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